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09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10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11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12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13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14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officeooo:rsid="00e381f5"/>
    </style:style>
    <style:style style:name="T29" style:family="text">
      <style:text-properties officeooo:rsid="00e3dd3c"/>
    </style:style>
    <style:style style:name="T30" style:family="text">
      <style:text-properties officeooo:rsid="00e4f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9086362473140025342" text:style-name="L1">
        <text:list-item>
          <text:p text:style-name="P7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7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7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688170581723778623" text:style-name="L2">
        <text:list-item>
          <text:p text:style-name="P7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74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8649018715460080379" text:style-name="L3">
        <text:list-item>
          <text:p text:style-name="P7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5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649806276550610557" text:style-name="L4">
        <text:list-item>
          <text:p text:style-name="P76">Publicat codi d'accès al Classroom.</text:p>
        </text:list-item>
        <text:list-item>
          <text:p text:style-name="P90">Treball autònom tasca 1.</text:p>
        </text:list-item>
        <text:list-item>
          <text:p text:style-name="P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0124097636766" text:continue-numbering="true" text:style-name="L4">
        <text:list-item>
          <text:p text:style-name="P7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0124883164956" text:continue-numbering="true" text:style-name="L4">
        <text:list-item>
          <text:p text:style-name="P7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67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8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7"/>
      <text:p text:style-name="P47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0124089617569" text:continue-numbering="true" text:style-name="L4">
        <text:list-item>
          <text:p text:style-name="P79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79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1">Comentem apartat 1.1 Temperatura y calor.</text:p>
        </text:list-item>
      </text:list>
      <text:p text:style-name="P48"/>
      <text:p text:style-name="P55">Di<text:span text:style-name="T12">vendres 10</text:span>/<text:span text:style-name="T7">10</text:span>/2<text:span text:style-name="T5">5</text:span></text:p>
      <text:p text:style-name="P55"/>
      <text:list xml:id="list130124158100015" text:continue-numbering="true" text:style-name="L4">
        <text:list-item>
          <text:p text:style-name="P8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6">Comentem apartat 1.2 Presión.</text:p>
        </text:list-item>
        <text:list-item>
          <text:p text:style-name="P96">Comentem apartat 1.2 Presión.</text:p>
        </text:list-item>
        <text:list-item>
          <text:p text:style-name="P96">Comentem els exercicis 1.3 Ejercicios temperatura y presión.</text:p>
        </text:list-item>
        <text:list-item>
          <text:p text:style-name="P96">Comentem apartat 1.4 Enegía y potencia</text:p>
        </text:list-item>
        <text:list-item>
          <text:p text:style-name="P97">Comentem els exercicis 1.<text:span text:style-name="T13">5</text:span> Ejercicios <text:span text:style-name="T13">energía y potencia</text:span>.</text:p>
        </text:list-item>
      </text:list>
      <text:p text:style-name="P49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56">Di<text:span text:style-name="T3">mecres</text:span><text:tab/><text:span text:style-name="T15">15</text:span>/<text:span text:style-name="T7">10</text:span>/2<text:span text:style-name="T5">5</text:span></text:p>
      <text:p text:style-name="P3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56">Di<text:span text:style-name="T15">jous</text:span><text:tab/><text:tab/><text:span text:style-name="T15">16</text:span>/<text:span text:style-name="T7">10</text:span>/2<text:span text:style-name="T5">5</text:span></text:p>
      <text:list xml:id="list130125101934558" text:continue-numbering="true" text:style-name="L4">
        <text:list-item>
          <text:p text:style-name="P8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8">Comentem apartat 1.<text:span text:style-name="T15">5 Ejercicios energía y potencia</text:span>.</text:p>
        </text:list-item>
        <text:list-item>
          <text:p text:style-name="P98">Comentem apartat 1.<text:span text:style-name="T15">6.1 Calor específico</text:span></text:p>
        </text:list-item>
        <text:list-item>
          <text:p text:style-name="P98">Comentem apartat 1.<text:span text:style-name="T15">6.2 Calor sensible y latente</text:span></text:p>
        </text:list-item>
      </text:list>
      <text:p text:style-name="P50"/>
      <text:p text:style-name="P66">Divendres<text:tab/>17/10/25</text:p>
      <text:list xml:id="list130124053546823" text:continue-numbering="true" text:style-name="L4">
        <text:list-item>
          <text:p text:style-name="P8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9">Comentem apartat 1.6.3 Transmisión del calor</text:p>
        </text:list-item>
        <text:list-item>
          <text:p text:style-name="P99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0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1"/>
      <text:p text:style-name="P68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0125249258205" text:continue-numbering="true" text:style-name="L4">
        <text:list-item>
          <text:p text:style-name="P8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0">Comentem <text:span text:style-name="T17">exercicis 1.7-1 a 3</text:span></text:p>
        </text:list-item>
        <text:list-item>
          <text:p text:style-name="P101">Comentem apartat 1.8.1 Compresión de un gas a tempewratura constante</text:p>
        </text:list-item>
      </text:list>
      <text:p text:style-name="P51"/>
      <text:p text:style-name="P51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0125714568873" text:continue-numbering="true" text:style-name="L4">
        <text:list-item>
          <text:p text:style-name="P8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2">Comentem exercicis 1.9-1 y 2.</text:p>
        </text:list-item>
      </text:list>
      <text:p text:style-name="P52"/>
      <text:p text:style-name="P52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2"/>
      <text:p text:style-name="P42"/>
      <text:p text:style-name="P42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53">Feim el primer examen de la primera avaluació.</text:p>
      <text:p text:style-name="P53"/>
      <text:p text:style-name="P53"/>
      <text:p text:style-name="P57">Di<text:span text:style-name="T19">jous</text:span><text:tab/><text:tab/><text:span text:style-name="T19">30</text:span>/<text:span text:style-name="T9">10</text:span>/2<text:span text:style-name="T5">5</text:span></text:p>
      <text:p text:style-name="P57"/>
      <text:list xml:id="list130125299762583" text:continue-numbering="true" text:style-name="L4">
        <text:list-item>
          <text:p text:style-name="P8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2">Comencem a comentar l'apartat 1.8.4 Diagrama de Mollier (diagrama p h)</text:p>
        </text:list-item>
      </text:list>
      <text:p text:style-name="P32"/>
      <text:p text:style-name="P32"/>
      <text:p text:style-name="P57">Di<text:span text:style-name="T19">vendres</text:span><text:tab/><text:span text:style-name="T19">31</text:span>/<text:span text:style-name="T9">10</text:span>/2<text:span text:style-name="T5">5</text:span></text:p>
      <text:p text:style-name="P57"/>
      <text:p text:style-name="P53">Festiu triat pel centre.</text:p>
      <text:p text:style-name="P53"/>
      <text:p text:style-name="P53"/>
      <text:p text:style-name="P58">Di<text:span text:style-name="T3">marts</text:span><text:tab/><text:span text:style-name="T20">04</text:span>/<text:span text:style-name="T9">11</text:span>/2<text:span text:style-name="T5">5</text:span></text:p>
      <text:p text:style-name="P58"/>
      <text:p text:style-name="P43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3"/>
      <text:p text:style-name="P43"/>
      <text:p text:style-name="P59">Di<text:span text:style-name="T3">mecres</text:span><text:tab/><text:span text:style-name="T20">05</text:span>/<text:span text:style-name="T9">11</text:span>/2<text:span text:style-name="T5">5</text:span></text:p>
      <text:p text:style-name="P59"/>
      <text:list xml:id="list130125589500397" text:continue-numbering="true" text:style-name="L4">
        <text:list-item>
          <text:p text:style-name="P8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60"/>
      <text:p text:style-name="P69">Di<text:span text:style-name="T22">jous</text:span><text:tab/><text:tab/><text:span text:style-name="T20">06</text:span>/<text:span text:style-name="T9">11</text:span>/2<text:span text:style-name="T5">5</text:span></text:p>
      <text:p text:style-name="P60"/>
      <text:list xml:id="list130124484123366" text:continue-numbering="true" text:style-name="L4">
        <text:list-item>
          <text:p text:style-name="P8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4">Co<text:span text:style-name="T22">mentem exercici 1.9-5</text:span></text:p>
        </text:list-item>
      </text:list>
      <text:p text:style-name="P61"/>
      <text:p text:style-name="P61"/>
      <text:p text:style-name="P61">Di<text:span text:style-name="T23">vendres</text:span><text:tab/><text:span text:style-name="T20">07</text:span>/<text:span text:style-name="T9">11</text:span>/2<text:span text:style-name="T5">5</text:span></text:p>
      <text:p text:style-name="P61"/>
      <text:list xml:id="list130124307324405" text:continue-numbering="true" text:style-name="L4">
        <text:list-item>
          <text:p text:style-name="P88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95">C<text:span text:style-name="T23">omentem apartat 1.1.1 Coeficiente de funcionamiento COP y EER</text:span></text:p>
        </text:list-item>
        <text:list-item>
          <text:p text:style-name="P95">C<text:span text:style-name="T23">omentem apartat 1.1.2 Componenentes d ela instalación drigorífica por compresión</text:span></text:p>
        </text:list-item>
      </text:list>
      <text:p text:style-name="P54"/>
      <text:p text:style-name="P62"/>
      <text:p text:style-name="P62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722684782277432942" text:style-name="L5">
        <text:list-item>
          <text:p text:style-name="P10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3"><text:span text:style-name="T26">C</text:span><text:span text:style-name="T25">omentem 1.1.3 Ciclo frigorífico en el diagrama p h</text:span></text:p>
        </text:list-item>
        <text:list-item>
          <text:p text:style-name="P113"><text:span text:style-name="T26">C</text:span><text:span text:style-name="T25">omentem 1.1.4 Caudal másico</text:span></text:p>
        </text:list-item>
        <text:list-item>
          <text:p text:style-name="P113"><text:span text:style-name="T26">C</text:span><text:span text:style-name="T25">omentem 1.1.5 Relación de compresión</text:span></text:p>
        </text:list-item>
        <text:list-item>
          <text:p text:style-name="P103">Comentem exercici 1.2-1</text:p>
        </text:list-item>
      </text:list>
      <text:p text:style-name="P44"/>
      <text:p text:style-name="P44"/>
      <text:p text:style-name="P63">Di<text:span text:style-name="T28">mecres</text:span><text:tab/><text:span text:style-name="T24">12</text:span>/<text:span text:style-name="T9">11</text:span>/2<text:span text:style-name="T5">5</text:span></text:p>
      <text:p text:style-name="P35"/>
      <text:list xml:id="list130124395760879" text:continue-numbering="true" text:style-name="L5">
        <text:list-item>
          <text:p text:style-name="P10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4"/>
      <text:p text:style-name="P64">Di<text:span text:style-name="T29">jous</text:span><text:tab/><text:tab/><text:span text:style-name="T24">13</text:span>/<text:span text:style-name="T9">11</text:span>/2<text:span text:style-name="T5">5</text:span></text:p>
      <text:p text:style-name="P36"/>
      <text:list xml:id="list130123638087223" text:continue-numbering="true" text:style-name="L5">
        <text:list-item>
          <text:p text:style-name="P11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4">Comentem exercici 1.2-<text:span text:style-name="T29">2</text:span></text:p>
        </text:list-item>
      </text:list>
      <text:p text:style-name="P45"/>
      <text:p text:style-name="P65">Di<text:span text:style-name="T30">vendres</text:span><text:tab/><text:span text:style-name="T24">14</text:span>/<text:span text:style-name="T9">11</text:span>/2<text:span text:style-name="T5">5</text:span></text:p>
      <text:p text:style-name="P37"/>
      <text:list xml:id="list130124288662829" text:continue-numbering="true" text:style-name="L5">
        <text:list-item>
          <text:p text:style-name="P11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5">Comentem exercici 1.2-<text:span text:style-name="T29">2 i 3</text:span></text:p>
        </text:list-item>
      </text:list>
      <text:p text:style-name="P46"/>
      <text:p text:style-name="P108">Di<text:span text:style-name="T3">marts</text:span><text:tab/><text:span text:style-name="T24">18</text:span>/<text:span text:style-name="T9">11</text:span>/2<text:span text:style-name="T5">5</text:span></text:p>
      <text:p text:style-name="P89"/>
      <text:list xml:id="list130125420881849" text:continue-numbering="true" text:style-name="L5">
        <text:list-item>
          <text:p text:style-name="P11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4"><text:span text:style-name="T26">C</text:span><text:span text:style-name="T25">omentem </text:span><text:span text:style-name="T27">els exercicis 1.2-4 i 5</text:span></text:p>
        </text:list-item>
      </text:list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8T13:01:23.470468823</dc:date>
    <meta:editing-duration>PT2H28M56S</meta:editing-duration>
    <meta:editing-cycles>225</meta:editing-cycles>
    <meta:document-statistic meta:table-count="0" meta:image-count="0" meta:object-count="0" meta:page-count="4" meta:paragraph-count="105" meta:word-count="591" meta:character-count="3834" meta:non-whitespace-character-count="3383"/>
  </office:meta>
</office:document-meta>
</file>